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9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55.97mm"/>
    </style:style>
    <style:style style:name="co5" style:family="table-column">
      <style:table-column-properties fo:break-before="auto" style:column-width="34.73mm"/>
    </style:style>
    <style:style style:name="co6" style:family="table-column">
      <style:table-column-properties fo:break-before="auto" style:column-width="26.23mm"/>
    </style:style>
    <style:style style:name="co7" style:family="table-column">
      <style:table-column-properties fo:break-before="auto" style:column-width="27.48mm"/>
    </style:style>
    <style:style style:name="co8" style:family="table-column">
      <style:table-column-properties fo:break-before="auto" style:column-width="28.9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Résul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row table:style-name="ro1">
          <table:table-cell office:value-type="string" calcext:value-type="string">
            <text:p>Les 5 premières colonnes doivent toujours être présentes, dans cet ordre.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Une ligne est traitée uniquement si sa colonne ‘GROUPE’ contient un nombre entier positif.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La colonne ‘NOM DE FICHIER’ contient le nom associé au sujet (et à la correction) pour cet étudiant. Astuce : CONCAT(B9 ;’’_’’ ;C9) produit NOM_prenom pour chaque étudiant.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Les colonnes à partir de la 6è sont libres, ce sont les ‘’paramètres d’assignation’’ qui seront transmis au compilateur latex. Dans cet exemple il y en a trois.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style-name="ce2" office:value-type="string" calcext:value-type="string">
            <text:p>GROUP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RÉNOM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NOM DE FICHIER</text:p>
          </table:table-cell>
          <table:table-cell office:value-type="string" calcext:value-type="string">
            <text:p>version exo 1</text:p>
          </table:table-cell>
          <table:table-cell office:value-type="string" calcext:value-type="string">
            <text:p>version exo 2</text:p>
          </table:table-cell>
          <table:table-cell table:style-name="ce4" office:value-type="string" calcext:value-type="string">
            <text:p>prénom exo 2</text:p>
          </table:table-cell>
        </table:table-row>
        <table:table-row table:style-name="ro1">
          <table:table-cell table:style-name="ce2" office:value-type="string" calcext:value-type="string">
            <text:p/>
          </table:table-cell>
          <table:table-cell table:style-name="ce3" table:number-columns-repeated="4"/>
          <table:table-cell table:number-columns-repeated="2"/>
          <table:table-cell table:style-name="ce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JOHNSON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<text:a xlink:href="mailto:robert.johnson@crossroads.com" xlink:type="simple">robert.johnson@crossroads.com</text:a>_</text:p>
          </table:table-cell>
          <table:table-cell table:style-name="ce3" table:formula="of:=COM.MICROSOFT.CONCAT([.B9];&quot;_&quot;;[.C9])" office:value-type="string" office:string-value="JOHNSON_Robert" calcext:value-type="string">
            <text:p>JOHNSON_Rober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C9]" office:value-type="string" office:string-value="Robert" calcext:value-type="string">
            <text:p>Robert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JONES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<text:a xlink:href="mailto:jonesbrian@adultswim.com" xlink:type="simple">jonesbrian@adultswim.com</text:a>_</text:p>
          </table:table-cell>
          <table:table-cell table:style-name="ce3" table:formula="of:=COM.MICROSOFT.CONCAT([.B10];&quot;_&quot;;[.C10])" office:value-type="string" office:string-value="JONES_Brian" calcext:value-type="string">
            <text:p>JONES_Bri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[.C10]" office:value-type="string" office:string-value="Brian" calcext:value-type="string">
            <text:p>Brian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HENDRIX</text:p>
          </table:table-cell>
          <table:table-cell table:style-name="ce3" office:value-type="string" calcext:value-type="string">
            <text:p>Jimi</text:p>
          </table:table-cell>
          <table:table-cell table:style-name="ce3" office:value-type="string" calcext:value-type="string">
            <text:p><text:a xlink:href="mailto:james.m.hendrix@electriclady.com" xlink:type="simple">james.m.hendrix@electriclady.com</text:a>_</text:p>
          </table:table-cell>
          <table:table-cell table:style-name="ce3" table:formula="of:=COM.MICROSOFT.CONCAT([.B11];&quot;_&quot;;[.C11])" office:value-type="string" office:string-value="HENDRIX_Jimi" calcext:value-type="string">
            <text:p>HENDRIX_Jim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table:formula="of:=[.C11]" office:value-type="string" office:string-value="Jimi" calcext:value-type="string">
            <text:p>Jimi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JOPLIN</text:p>
          </table:table-cell>
          <table:table-cell table:style-name="ce3" office:value-type="string" calcext:value-type="string">
            <text:p>Janis</text:p>
          </table:table-cell>
          <table:table-cell table:style-name="ce3" office:value-type="string" calcext:value-type="string">
            <text:p><text:a xlink:href="mailto:jjpearl@haightashbury.com" xlink:type="simple">jjpearl@haightashbury.com</text:a>_</text:p>
          </table:table-cell>
          <table:table-cell table:style-name="ce3" table:formula="of:=COM.MICROSOFT.CONCAT([.B12];&quot;_&quot;;[.C12])" office:value-type="string" office:string-value="JOPLIN_Janis" calcext:value-type="string">
            <text:p>JOPLIN_Jani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[.C12]" office:value-type="string" office:string-value="Janis" calcext:value-type="string">
            <text:p>Janis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MORRISON</text:p>
          </table:table-cell>
          <table:table-cell table:style-name="ce3" office:value-type="string" calcext:value-type="string">
            <text:p>Jim</text:p>
          </table:table-cell>
          <table:table-cell table:style-name="ce3" office:value-type="string" calcext:value-type="string">
            <text:p><text:a xlink:href="mailto:Jim.morrisson@otherside.com" xlink:type="simple">Jim.morrisson@otherside.com</text:a>_</text:p>
          </table:table-cell>
          <table:table-cell table:style-name="ce3" table:formula="of:=COM.MICROSOFT.CONCAT([.B13];&quot;_&quot;;[.C13])" office:value-type="string" office:string-value="MORRISON_Jim" calcext:value-type="string">
            <text:p>MORRISON_Ji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table:formula="of:=[.C13]" office:value-type="string" office:string-value="Jim" calcext:value-type="string">
            <text:p>Jim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COBAIN</text:p>
          </table:table-cell>
          <table:table-cell table:style-name="ce3" office:value-type="string" calcext:value-type="string">
            <text:p>Kurt</text:p>
          </table:table-cell>
          <table:table-cell table:style-name="ce3" office:value-type="string" calcext:value-type="string">
            <text:p><text:a xlink:href="mailto:kurt.cobain@burnout.com" xlink:type="simple">kurt.cobain@burnout.com</text:a>_</text:p>
          </table:table-cell>
          <table:table-cell table:style-name="ce3" table:formula="of:=COM.MICROSOFT.CONCAT([.B14];&quot;_&quot;;[.C14])" office:value-type="string" office:string-value="COBAIN_Kurt" calcext:value-type="string">
            <text:p>COBAIN_Kurt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formula="of:=[.C14]" office:value-type="string" office:string-value="Kurt" calcext:value-type="string">
            <text:p>Kurt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WINEHOUSE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<text:a xlink:href="mailto:igoback@black.co.uk" xlink:type="simple">igoback@black.co.uk</text:a>_</text:p>
          </table:table-cell>
          <table:table-cell table:style-name="ce3" table:formula="of:=COM.MICROSOFT.CONCAT([.B15];&quot;_&quot;;[.C15])" office:value-type="string" office:string-value="WINEHOUSE_Amy" calcext:value-type="string">
            <text:p>WINEHOUSE_Am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 table:formula="of:=[.C15]" office:value-type="string" office:string-value="Amy" calcext:value-type="string">
            <text:p>Amy</text:p>
          </table:table-cell>
        </table:table-row>
        <table:table-row table:style-name="ro1">
          <table:table-cell table:style-name="ce2"/>
          <table:table-cell table:style-name="ce3" table:number-columns-repeated="4"/>
          <table:table-cell table:number-columns-repeated="2"/>
          <table:table-cell table:style-name="ce4"/>
        </table:table-row>
        <table:table-row table:style-name="ro1" table:number-rows-repeated="18">
          <table:table-cell table:style-name="ce2"/>
          <table:table-cell table:style-name="ce4" table:number-columns-repeated="3"/>
          <table:table-cell table:number-columns-repeated="3"/>
          <table:table-cell table:style-name="ce4"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Résultats.B10:Résultats.G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1">
      <number:number number:decimal-places="1" loext:min-decimal-places="1" number:min-integer-digits="1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loext:min-decimal-places="2" number:min-integer-digits="1" number:grouping="true"/>
      <number:text> € </number:text>
    </number:number-style>
    <number:number-style style:name="N13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loext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42">
      <number:number number:decimal-places="1" loext:min-decimal-places="1" number:min-integer-digits="1"/>
      <number:text>%</number:text>
    </number:percentage-style>
    <number:number-style style:name="N143">
      <number:number number:decimal-places="11" loext:min-decimal-places="11" number:min-integer-digits="1"/>
    </number:number-style>
    <number:number-style style:name="N144">
      <number:number number:decimal-places="9" loext:min-decimal-places="9" number:min-integer-digits="1"/>
    </number:number-style>
    <number:number-style style:name="N145">
      <number:number number:decimal-places="10" loext:min-decimal-places="10" number:min-integer-digits="1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>
      <number:number number:decimal-places="5" loext:min-decimal-places="5" number:min-integer-digits="1"/>
    </number:number-style>
    <number:number-style style:name="N150">
      <number:number number:decimal-places="4" loext:min-decimal-places="4" number:min-integer-digits="1"/>
    </number:number-style>
    <number:number-style style:name="N151">
      <number:number number:decimal-places="3" loext:min-decimal-places="3" number:min-integer-digits="1"/>
    </number:number-style>
    <number:number-style style:name="N153P0" style:volatile="true">
      <number:number number:decimal-places="0" loext:min-decimal-places="0" number:min-integer-digits="1" number:grouping="true"/>
      <number:text> F</number:text>
    </number:number-style>
    <number:number-style style:name="N153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  <number:text> F</number:text>
    </number:number-style>
    <number:number-style style:name="N154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4P0"/>
    </number:number-style>
    <number:number-style style:name="N156P0" style:volatile="true">
      <number:number number:decimal-places="2" loext:min-decimal-places="2" number:min-integer-digits="1" number:grouping="true"/>
      <number:text> F</number:text>
    </number:number-style>
    <number:number-style style:name="N156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F</number:text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57P0"/>
    </number:number-style>
    <number:number-style style:name="N161P0" style:volatile="true">
      <number:number number:decimal-places="0" loext:min-decimal-places="0" number:min-integer-digits="1" number:grouping="true"/>
      <number:text> F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61P2" style:volatile="true">
      <number:text> -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loext:min-decimal-places="2" number:min-integer-digits="1" number:grouping="true"/>
      <number:text> F </number:text>
    </number:number-style>
    <number:number-style style:name="N165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65P2" style:volatile="true">
      <number:text>-</number:text>
      <number:number number:decimal-places="0" loext:min-decimal-places="0" number:min-integer-digits="0"/>
      <number:text>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text>&amp; &amp;</number:text>
    </number:number-style>
    <number:number-style style:name="N168P0" style:volatile="true">
      <number:text>Vrai</number:text>
    </number:number-style>
    <number:number-style style:name="N168P1" style:volatile="true">
      <number:text>Vrai</number:text>
    </number:number-style>
    <number:number-style style:name="N168">
      <number:text>Faux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Actif</number:text>
    </number:number-style>
    <number:number-style style:name="N170P1" style:volatile="true">
      <number:text>Actif</number:text>
    </number:number-style>
    <number:number-style style:name="N170">
      <number:text>Inactif</number:text>
      <style:map style:condition="value()&gt;0" style:apply-style-name="N170P0"/>
      <style:map style:condition="value()&lt;0" style:apply-style-name="N170P1"/>
    </number:number-style>
    <number:currency-style style:name="N17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2P0"/>
    </number:currency-style>
    <number:number-style style:name="N17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75P0" style:volatile="true">
      <number:number number:decimal-places="0" loext:min-decimal-places="0" number:min-integer-digits="1" number:grouping="true"/>
      <number:text>    </number:text>
    </number:number-style>
    <number:number-style style:name="N175P1" style:volatile="true">
      <number:number number:decimal-places="0" loext:min-decimal-places="0" number:min-integer-digits="1" number:grouping="true"/>
      <number:text>    </number:text>
    </number:number-style>
    <number:number-style style:name="N175P2" style:volatile="true">
      <number:text>-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loext:min-decimal-places="0" number:min-integer-digits="1" number:grouping="true"/>
      <number:text> € </number:text>
    </number:number-style>
    <number:number-style style:name="N177P1" style:volatile="true">
      <number:number number:decimal-places="0" loext:min-decimal-places="0" number:min-integer-digits="1" number:grouping="true"/>
      <number:text> € </number:text>
    </number:number-style>
    <number:number-style style:name="N177P2" style:volatile="true">
      <number:text>- €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2" loext:min-decimal-places="2" number:min-integer-digits="1" number:grouping="true"/>
      <number:text>    </number:text>
    </number:number-style>
    <number:number-style style:name="N178P1" style:volatile="true">
      <number:number number:decimal-places="2" loext:min-decimal-places="2" number:min-integer-digits="1" number:grouping="true"/>
      <number:text>    </number:text>
    </number:number-style>
    <number:number-style style:name="N178P2" style:volatile="true">
      <number:text>-</number:text>
      <number:number number:decimal-places="0" loext:min-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number number:decimal-places="2" loext:min-decimal-places="2" number:min-integer-digits="1" number:grouping="true"/>
      <number:text> € </number:text>
    </number:number-style>
    <number:number-style style:name="N179P1" style:volatile="true">
      <number:number number:decimal-places="2" loext:min-decimal-places="2" number:min-integer-digits="1" number:grouping="true"/>
      <number:text> € </number:text>
    </number:number-style>
    <number:number-style style:name="N179P2" style:volatile="true">
      <number:text>-</number:text>
      <number:number number:decimal-places="0" loext:min-decimal-places="0" number:min-integer-digits="0"/>
      <number:text>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8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81P0"/>
    </number:currency-style>
    <number:number-style style:name="N183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8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83P2" style:volatile="true">
      <number:text> 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8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85P2" style:volatile="true">
      <number:text> - €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8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87P2" style:volatile="true">
      <number:text>-</number:text>
      <number:number number:decimal-places="0" loext:min-decimal-places="0" number:min-integer-digits="0"/>
      <number:text>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8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89P2" style:volatile="true">
      <number:text>-</number:text>
      <number:number number:decimal-places="0" loext:min-decimal-places="0" number:min-integer-digits="0"/>
      <number:text> €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91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91P2" style:volatile="true">
      <number:text> - F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9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93P2" style:volatile="true">
      <number:text>-</number:text>
      <number:number number:decimal-places="0" loext:min-decimal-places="0" number:min-integer-digits="0"/>
      <number:text> F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percentage-style style:name="N194">
      <number:number number:decimal-places="0" loext:min-decimal-places="0" number:min-integer-digits="1"/>
      <number:text>%</number:text>
    </number:percentage-style>
    <number:number-style style:name="N19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9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6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7P0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47P1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47P2" style:volatile="true" number:language="fr" number:country="FR">
      <number:text>-    </number:text>
    </number:number-style>
    <number:text-style style:name="N10147" number:language="fr" number:country="FR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50P1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50P2" style:volatile="true" number:language="fr" number:country="FR">
      <number:text>- € </number:text>
    </number:number-style>
    <number:text-style style:name="N10150" number:language="fr" number:country="FR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2P0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52P1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52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52" number:language="fr" number:country="FR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4P0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54P1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54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54" number:language="fr" number:country="FR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5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58P2" style:volatile="true" number:language="fr" number:country="FR">
      <loext:text> </loext:text>
      <loext:fill-character> </loext:fill-character>
      <number:text>-    </number:text>
    </number:number-style>
    <number:text-style style:name="N10158" number:language="fr" number:country="FR">
      <number:text> </number:text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6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62P2" style:volatile="true" number:language="fr" number:country="FR">
      <loext:text> </loext:text>
      <loext:fill-character> </loext:fill-character>
      <number:text>- € </number:text>
    </number:number-style>
    <number:text-style style:name="N10162" number:language="fr" number:country="FR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66" number:language="fr" number:country="FR">
      <number:text> </number:text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7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7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70" number:language="fr" number:country="FR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20117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5">00/00/0000</text:date>, <text:time style:data-style-name="N2" text:time-value="00:53:53.639705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teforme ODIN</meta:initial-creator>
    <meta:creation-date>2020-03-05T14:23:13+01:00</meta:creation-date>
    <dc:date>2020-12-05T00:56:21.497266599</dc:date>
    <dc:title>Bilan matière : Mathématiques B</dc:title>
    <dc:description/>
    <dc:subject/>
    <meta:keyword/>
    <meta:generator>LibreOffice/5.2.7.2$Linux_X86_64 LibreOffice_project/20m0$Build-2</meta:generator>
    <meta:editing-duration>PT2H13M30S</meta:editing-duration>
    <meta:editing-cycles>53</meta:editing-cycles>
    <meta:document-statistic meta:table-count="1" meta:cell-count="69" meta:object-count="0"/>
    <meta:user-defined meta:name="Company">Microsoft Corporation</meta:user-defined>
    <meta:user-defined meta:name="category"/>
  </office:meta>
</office:document-meta>
</file>